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99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initweight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iterations</text:p>
          </table:table-cell>
          <table:table-cell/>
          <table:table-cell office:value-type="string" calcext:value-type="string">
            <text:p>pig4</text:p>
          </table:table-cell>
          <table:table-cell office:value-type="string" calcext:value-type="string">
            <text:p>test results</text:p>
          </table:table-cell>
          <table:table-cell/>
          <table:table-cell office:value-type="string" calcext:value-type="string">
            <text:p>rerank</text:p>
          </table:table-cell>
          <table:table-cell office:value-type="string" calcext:value-type="string">
            <text:p>test results</text:p>
          </table:table-cell>
          <table:table-cell/>
          <table:table-cell office:value-type="string" calcext:value-type="string">
            <text:p>pig5</text:p>
          </table:table-cell>
          <table:table-cell office:value-type="string" calcext:value-type="string">
            <text:p>test results</text:p>
          </table:table-cell>
          <table:table-cell/>
          <table:table-cell office:value-type="string" calcext:value-type="string">
            <text:p>pig7</text:p>
          </table:table-cell>
          <table:table-cell office:value-type="string" calcext:value-type="string">
            <text:p>test results</text:p>
          </table:table-cell>
          <table:table-cell table:number-columns-repeated="2"/>
          <table:table-cell office:value-type="string" calcext:value-type="string">
            <text:p>pig5-fts</text:p>
          </table:table-cell>
          <table:table-cell office:value-type="string" calcext:value-type="string">
            <text:p>test results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ample20</text:p>
          </table:table-cell>
          <table:table-cell office:value-type="string" calcext:value-type="string">
            <text:p>.01 * 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83207" calcext:value-type="float">
            <text:p>0.383207</text:p>
          </table:table-cell>
          <table:table-cell/>
          <table:table-cell table:style-name="ce4" table:number-columns-repeated="9"/>
          <table:table-cell table:style-name="ce4" office:value-type="float" office:value="0.409027" calcext:value-type="float">
            <text:p>0.4090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393602" calcext:value-type="float">
            <text:p>0.393602</text:p>
          </table:table-cell>
          <table:table-cell table:style-name="ce4" office:value-type="float" office:value="0.406171" calcext:value-type="float">
            <text:p>0.406171</text:p>
          </table:table-cell>
          <table:table-cell table:style-name="ce4"/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ample40</text:p>
          </table:table-cell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393623" calcext:value-type="float">
            <text:p>0.393623</text:p>
          </table:table-cell>
          <table:table-cell table:style-name="ce4" office:value-type="float" office:value="0.406029" calcext:value-type="float">
            <text:p>0.406029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3611" calcext:value-type="float">
            <text:p>0.393611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2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3425" calcext:value-type="float">
            <text:p>0.393425</text:p>
          </table:table-cell>
          <table:table-cell table:number-columns-repeated="14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sample100</text:p>
          </table:table-cell>
          <table:table-cell office:value-type="string" calcext:value-type="string">
            <text:p>.01 * 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76511" calcext:value-type="float">
            <text:p>0.376511</text:p>
          </table:table-cell>
          <table:table-cell table:number-columns-repeated="12"/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86427" calcext:value-type="float">
            <text:p>0.386427</text:p>
          </table:table-cell>
          <table:table-cell table:number-columns-repeated="14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string" calcext:value-type="string">
            <text:p>sample20-2</text:p>
          </table:table-cell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1221" calcext:value-type="float">
            <text:p>0.391221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9"/>
          <table:table-cell table:style-name="ce11"/>
          <table:table-cell/>
        </table:table-row>
        <table:table-row table:style-name="ro1">
          <table:table-cell office:value-type="string" calcext:value-type="string">
            <text:p>sample100-2</text:p>
          </table:table-cell>
          <table:table-cell office:value-type="string" calcext:value-type="string">
            <text:p>.01 * 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0.38927" calcext:value-type="float">
            <text:p>0.389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8924" calcext:value-type="float">
            <text:p>0.38924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sample2000-2</text:p>
          </table:table-cell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86906" calcext:value-type="float">
            <text:p>0.386906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dev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3452" calcext:value-type="float">
            <text:p>0.393452</text:p>
          </table:table-cell>
          <table:table-cell table:style-name="ce4" office:value-type="float" office:value="0.405431" calcext:value-type="float">
            <text:p>0.405431</text:p>
          </table:table-cell>
          <table:table-cell table:style-name="ce4"/>
          <table:table-cell table:number-columns-repeated="6"/>
          <table:table-cell office:value-type="float" office:value="0.392302" calcext:value-type="float">
            <text:p>0.3923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95882" calcext:value-type="float">
            <text:p>0.395882</text:p>
          </table:table-cell>
          <table:table-cell table:style-name="ce4" office:value-type="float" office:value="0.406391" calcext:value-type="float">
            <text:p>0.406391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957" calcext:value-type="float">
            <text:p>0.395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93885" calcext:value-type="float">
            <text:p>0.3938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0.3999" calcext:value-type="float">
            <text:p>0.3999</text:p>
          </table:table-cell>
          <table:table-cell table:style-name="ce5" office:value-type="float" office:value="0.407086" calcext:value-type="float">
            <text:p>0.407086</text:p>
          </table:table-cell>
          <table:table-cell/>
          <table:table-cell office:value-type="float" office:value="0.392105" calcext:value-type="float">
            <text:p>0.392105</text:p>
          </table:table-cell>
          <table:table-cell table:style-name="ce4" office:value-type="float" office:value="0.405446" calcext:value-type="float">
            <text:p>0.405446</text:p>
          </table:table-cell>
          <table:table-cell table:style-name="ce4"/>
          <table:table-cell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408191" calcext:value-type="float">
            <text:p>0.408191</text:p>
          </table:table-cell>
          <table:table-cell table:style-name="ce4" office:value-type="float" office:value="0.405042" calcext:value-type="float">
            <text:p>0.405042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00486" calcext:value-type="float">
            <text:p>0.400486</text:p>
          </table:table-cell>
          <table:table-cell table:style-name="ce4" office:value-type="float" office:value="0.383048" calcext:value-type="float">
            <text:p>0.383048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,0,0,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.3933" calcext:value-type="float">
            <text:p>0.39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6" office:value-type="float" office:value="0.40051" calcext:value-type="float">
            <text:p>0.40051</text:p>
          </table:table-cell>
          <table:table-cell table:style-name="ce9" office:value-type="float" office:value="0.409187" calcext:value-type="float">
            <text:p>0.409187</text:p>
          </table:table-cell>
          <table:table-cell/>
          <table:table-cell office:value-type="float" office:value="0.397869" calcext:value-type="float">
            <text:p>0.3978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style-name="ce7" office:value-type="float" office:value="0.40908" calcext:value-type="float">
            <text:p>0.40908</text:p>
          </table:table-cell>
          <table:table-cell table:style-name="ce10" office:value-type="float" office:value="0.410313" calcext:value-type="float">
            <text:p>0.410313</text:p>
          </table:table-cell>
          <table:table-cell table:number-columns-repeated="5"/>
          <table:table-cell office:value-type="float" office:value="0.41063" calcext:value-type="float">
            <text:p>0.41063</text:p>
          </table:table-cell>
          <table:table-cell table:style-name="ce10" office:value-type="float" office:value="0.410338" calcext:value-type="float">
            <text:p>0.4103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397705" calcext:value-type="float">
            <text:p>0.397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8" office:value-type="float" office:value="0.404185" calcext:value-type="float">
            <text:p>0.404185</text:p>
          </table:table-cell>
          <table:table-cell table:style-name="ce4" office:value-type="float" office:value="0.408926" calcext:value-type="float">
            <text:p>0.408926</text:p>
          </table:table-cell>
          <table:table-cell/>
          <table:table-cell table:style-name="ce8" office:value-type="float" office:value="0.403171" calcext:value-type="float">
            <text:p>0.403171</text:p>
          </table:table-cell>
          <table:table-cell table:style-name="ce4" office:value-type="float" office:value="0.407473" calcext:value-type="float">
            <text:p>0.4074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0.401951" calcext:value-type="float">
            <text:p>0.40195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ample30000-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.392302" calcext:value-type="float">
            <text:p>0.392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0.391894" calcext:value-type="float">
            <text:p>0.3918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3:24:54.400999658</meta:creation-date>
    <dc:date>2015-05-03T04:35:40.609284321</dc:date>
    <meta:editing-duration>PT14H39M50S</meta:editing-duration>
    <meta:editing-cycles>64</meta:editing-cycles>
    <meta:generator>LibreOffice/4.2.8.2$Linux_X86_64 LibreOffice_project/420m0$Build-2</meta:generator>
    <meta:document-statistic meta:table-count="1" meta:cell-count="182" meta:object-count="0"/>
  </office:meta>
</office:document-meta>
</file>